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rsid="00232853" officeooo:paragraph-rsid="00232853"/>
    </style:style>
    <style:style style:name="P2" style:family="paragraph" style:parent-style-name="Heading_20_3">
      <style:text-properties fo:font-size="20pt" style:font-size-asian="20pt" style:font-size-complex="20pt"/>
    </style:style>
    <style:style style:name="P3" style:family="paragraph" style:parent-style-name="Heading_20_1">
      <style:paragraph-properties fo:text-align="start" style:justify-single-word="false"/>
      <style:text-properties officeooo:rsid="00213fea" officeooo:paragraph-rsid="00213fea"/>
    </style:style>
    <style:style style:name="P4" style:family="paragraph" style:parent-style-name="Text_20_body">
      <style:paragraph-properties fo:text-align="start" style:justify-single-word="false"/>
      <style:text-properties officeooo:paragraph-rsid="00213fe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un To The Water</text:h>
      <text:h text:style-name="P1" text:outline-level="2">G <text:s text:c="2"/>D <text:s text:c="2"/>Em <text:s text:c="2"/>G, <text:s text:c="2"/>G <text:s text:c="2"/>D <text:s text:c="2"/>C <text:s text:c="2"/>D, <text:s text:c="2"/>G <text:s text:c="2"/>D <text:s text:c="2"/>Em <text:s text:c="2"/>C</text:h>
      <text:h text:style-name="Heading_20_3" text:outline-level="3">oh desert speak to my heart</text:h>
      <text:p text:style-name="P4">oh woman of the earth, maker of children who weep for love</text:p>
      <text:p text:style-name="P4">maker of this birth, 'til your deepest secrets are known to me</text:p>
      <text:p text:style-name="P4">I will not be moved, I will not be moved</text:p>
      <text:p text:style-name="P4">don't try to find the answer, when there ain't no question here</text:p>
      <text:p text:style-name="P4">brother let your heart be wounded, and give no mercy to your fear</text:p>
      <text:h text:style-name="Heading_20_3" text:outline-level="3"><text:span text:style-name="T3">adam and eve live down the street from me</text:span></text:h>
      <text:p text:style-name="P4">babylon is every town</text:p>
      <text:p text:style-name="P4">it's as crazy as it's ever been, love's a stranger all around</text:p>
      <text:h text:style-name="Heading_20_3" text:outline-level="3"><text:span text:style-name="T2">in a moment we lost our minds here, and lay our spirit down</text:span></text:h>
      <text:p text:style-name="P4">today we lived a thousand years, all we have is now</text:p>
      <text:p text:style-name="P4"/>
      <text:h text:style-name="P2" text:outline-level="3">run to the water, and find me there</text:h>
      <text:p text:style-name="P4">burnt to the core but not broken, we'll cut through the madness, </text:p>
      <text:p text:style-name="P4">of these streets below the moon, these streets below the moon</text:p>
      <text:p text:style-name="P4"/>
      <text:h text:style-name="P2" text:outline-level="3">and I will never leave you</text:h>
      <text:p text:style-name="P4">'til we can say, "this world was just a dream, we were sleepin' now we are awake"</text:p>
      <text:p text:style-name="P4">'til we can say</text:p>
      <text:h text:style-name="Heading_20_3" text:outline-level="3"><text:span text:style-name="T1">in a moment we lost our minds here, and dreamt the world was round</text:span></text:h>
      <text:p text:style-name="P4">a million mile fall from grace, thank god we missed the ground</text:p>
      <text:p text:style-name="P4"/>
      <text:p text:style-name="P4">run to the water…</text:p>
      <text:p text:style-name="P4">with a nuclear fire of love in our hearts</text:p>
      <text:p text:style-name="P4">yeah, I can see it now lord, out beyond all the breakin' of waves, and the tribulation</text:p>
      <text:p text:style-name="P4">it's a place and the home of ascended souls, who swam out there in love!</text:p>
      <text:p text:style-name="P4"/>
      <text:p text:style-name="P4">run to the water...</text:p>
      <text:p text:style-name="P4">rest easy baby, rest easy, and recognize it all as light and rainbows</text:p>
      <text:p text:style-name="P4">smashed to smithereens and be happy, run to the water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00:15.314358466</meta:creation-date>
    <dc:title>SongSheet</dc:title>
    <meta:editing-cycles>3</meta:editing-cycles>
    <meta:generator>LibreOffice/7.6.4.1$MacOSX_AARCH64 LibreOffice_project/e19e193f88cd6c0525a17fb7a176ed8e6a3e2aa1</meta:generator>
    <meta:editing-duration>PT15M29S</meta:editing-duration>
    <dc:date>2025-04-14T22:15:44.793483374</dc:date>
    <meta:document-statistic meta:table-count="0" meta:image-count="0" meta:object-count="0" meta:page-count="1" meta:paragraph-count="28" meta:word-count="286" meta:character-count="1384" meta:non-whitespace-character-count="1103"/>
    <meta:template xlink:type="simple" xlink:actuate="onRequest" xlink:title="SongSheet" xlink:href="../../../../Library/Application%20Support/LibreOffice/4/user/template/SongSheet.ott" meta:date="2025-04-14T22:00:15.192933085"/>
  </office:meta>
</office:document-meta>
</file>